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2"/>
    <style:style style:name="ce2" style:family="table-cell" style:parent-style-name="Default" style:data-style-name="N37"/>
    <style:style style:name="ce3" style:family="table-cell" style:parent-style-name="Default" style:data-style-name="N11"/>
  </office:automatic-styles>
  <office:body>
    <office:spreadsheet>
      <table:table table:name="Média" table:style-name="ta1">
        <table:table-column table:style-name="co1" table:number-columns-repeated="13" table:default-cell-style-name="Default"/>
        <table:table-row table:style-name="ro1">
          <table:table-cell table:style-name="ce1" table:formula="of:=SUM([.A3])/1" office:value-type="float" office:value="0" calcext:value-type="float">
            <text:p>0,00</text:p>
          </table:table-cell>
          <table:table-cell table:style-name="ce1" table:formula="of:=SUM([.B3:.B6])/3" office:value-type="float" office:value="2" calcext:value-type="float">
            <text:p>2,00</text:p>
          </table:table-cell>
          <table:table-cell table:style-name="ce1" table:formula="of:=SUM([.C3:.C6])/4" office:value-type="float" office:value="2" calcext:value-type="float">
            <text:p>2,00</text:p>
          </table:table-cell>
          <table:table-cell table:style-name="ce1" table:formula="of:=SUM([.D3:.D5])/3" office:value-type="float" office:value="6.66666666666667" calcext:value-type="float">
            <text:p>6,67</text:p>
          </table:table-cell>
          <table:table-cell table:style-name="ce1" table:formula="of:=SUM([.E3:.E5])/3" office:value-type="float" office:value="10" calcext:value-type="float">
            <text:p>10,00</text:p>
          </table:table-cell>
          <table:table-cell table:style-name="ce1" table:formula="of:=SUM([.F3:.F5])/3" office:value-type="float" office:value="-3.33333333333333" calcext:value-type="float">
            <text:p>-3,33</text:p>
          </table:table-cell>
          <table:table-cell table:style-name="ce1" table:formula="of:=SUM([.G3:.G7])/5" office:value-type="float" office:value="0" calcext:value-type="float">
            <text:p>0,00</text:p>
          </table:table-cell>
          <table:table-cell table:style-name="ce1" table:formula="of:=SUM([.H3:.H7])/5" office:value-type="float" office:value="1.2" calcext:value-type="float">
            <text:p>1,20</text:p>
          </table:table-cell>
          <table:table-cell table:style-name="ce1" table:formula="of:=SUM([.I3:.I10])/8" office:value-type="float" office:value="-0.5" calcext:value-type="float">
            <text:p>-0,50</text:p>
          </table:table-cell>
          <table:table-cell table:style-name="ce1" table:formula="of:=SUM([.J3:.J4])/2" office:value-type="float" office:value="0.125" calcext:value-type="float">
            <text:p>0,13</text:p>
          </table:table-cell>
          <table:table-cell table:style-name="ce1" table:formula="of:=SUM([.K3:.K5])/3" office:value-type="float" office:value="0.444333333333333" calcext:value-type="float">
            <text:p>0,44</text:p>
          </table:table-cell>
          <table:table-cell table:style-name="ce1" table:formula="of:=SUM([.L3:.L8])/6" office:value-type="float" office:value="1.99999983333333" calcext:value-type="float">
            <text:p>2,00</text:p>
          </table:table-cell>
          <table:table-cell table:style-name="ce1" table:formula="of:=SUM([.M3:.M7])/5" office:value-type="float" office:value="9" calcext:value-type="float">
            <text:p>9,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0.25" calcext:value-type="float">
            <text:p>-0,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0.333" calcext:value-type="float">
            <text:p>0,33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number-columns-repeated="2"/>
          <table:table-cell office:value-type="float" office:value="0.166666" calcext:value-type="float">
            <text:p>0,16666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-0.5" calcext:value-type="float">
            <text:p>-0,5</text:p>
          </table:table-cell>
          <table:table-cell table:number-columns-repeated="4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9"/>
          <table:table-cell table:style-name="ce2"/>
          <table:table-cell table:number-columns-repeated="3"/>
        </table:table-row>
      </table:table>
      <table:table table:name="Dispersão" table:style-name="ta1">
        <table:table-column table:style-name="co1" table:number-columns-repeated="14" table:default-cell-style-name="Default"/>
        <table:table-row table:style-name="ro1">
          <table:table-cell table:style-name="ce1" table:formula="of:=VARP([.A5])" office:value-type="float" office:value="0" calcext:value-type="float">
            <text:p>0,00</text:p>
          </table:table-cell>
          <table:table-cell table:style-name="ce1" table:formula="of:=VARP([.B5:.B7])" office:value-type="float" office:value="0.666666666666667" calcext:value-type="float">
            <text:p>0,67</text:p>
          </table:table-cell>
          <table:table-cell table:style-name="ce1" table:formula="of:=VARP([.C5:.C8])" office:value-type="float" office:value="0.5" calcext:value-type="float">
            <text:p>0,50</text:p>
          </table:table-cell>
          <table:table-cell table:style-name="ce1" table:formula="of:=VARP([.D5:.D7])" office:value-type="float" office:value="5.55555555555555" calcext:value-type="float">
            <text:p>5,56</text:p>
          </table:table-cell>
          <table:table-cell table:style-name="ce1" table:formula="of:=VARP([.E5:.E7])" office:value-type="float" office:value="50" calcext:value-type="float">
            <text:p>50,00</text:p>
          </table:table-cell>
          <table:table-cell table:style-name="ce1" table:formula="of:=VARP([.F5:.F7])" office:value-type="float" office:value="138.888888888889" calcext:value-type="float">
            <text:p>138,89</text:p>
          </table:table-cell>
          <table:table-cell table:style-name="ce1" table:formula="of:=VARP([.G5:.G9])" office:value-type="float" office:value="4.4" calcext:value-type="float">
            <text:p>4,40</text:p>
          </table:table-cell>
          <table:table-cell table:style-name="ce1" table:formula="of:=VARP([.H5:.H9])" office:value-type="float" office:value="1.36" calcext:value-type="float">
            <text:p>1,36</text:p>
          </table:table-cell>
          <table:table-cell table:style-name="ce1" table:formula="of:=VARP([.I5:.I12])" office:value-type="float" office:value="1.625" calcext:value-type="float">
            <text:p>1,63</text:p>
          </table:table-cell>
          <table:table-cell table:style-name="ce1" table:formula="of:=VARP([.J5:.J6])" office:value-type="float" office:value="0.140625" calcext:value-type="float">
            <text:p>0,14</text:p>
          </table:table-cell>
          <table:table-cell table:style-name="ce1" table:formula="of:=VARP([.K5:.K7])" office:value-type="float" office:value="0.00619755555555555" calcext:value-type="float">
            <text:p>0,01</text:p>
          </table:table-cell>
          <table:table-cell table:style-name="ce1" table:formula="of:=VARP([.L5:.L10])" office:value-type="float" office:value="4.23148207407414" calcext:value-type="float">
            <text:p>4,23</text:p>
          </table:table-cell>
          <table:table-cell table:style-name="ce1" table:formula="of:=VARP([.M5:.M9])" office:value-type="float" office:value="240.4" calcext:value-type="float">
            <text:p>240,40</text:p>
          </table:table-cell>
          <table:table-cell office:value-type="string" calcext:value-type="string">
            <text:p>Variancia</text:p>
          </table:table-cell>
        </table:table-row>
        <table:table-row table:style-name="ro1">
          <table:table-cell table:style-name="ce1" table:formula="of:=SQRT([.A1])" office:value-type="float" office:value="0" calcext:value-type="float">
            <text:p>0,00</text:p>
          </table:table-cell>
          <table:table-cell table:style-name="ce1" table:formula="of:=SQRT([.B1])" office:value-type="float" office:value="0.816496580927726" calcext:value-type="float">
            <text:p>0,82</text:p>
          </table:table-cell>
          <table:table-cell table:style-name="ce1" table:formula="of:=SQRT([.C1])" office:value-type="float" office:value="0.707106781186548" calcext:value-type="float">
            <text:p>0,71</text:p>
          </table:table-cell>
          <table:table-cell table:style-name="ce1" table:formula="of:=SQRT([.D1])" office:value-type="float" office:value="2.35702260395516" calcext:value-type="float">
            <text:p>2,36</text:p>
          </table:table-cell>
          <table:table-cell table:style-name="ce1" table:formula="of:=SQRT([.E1])" office:value-type="float" office:value="7.07106781186548" calcext:value-type="float">
            <text:p>7,07</text:p>
          </table:table-cell>
          <table:table-cell table:style-name="ce1" table:formula="of:=SQRT([.F1])" office:value-type="float" office:value="11.7851130197758" calcext:value-type="float">
            <text:p>11,79</text:p>
          </table:table-cell>
          <table:table-cell table:style-name="ce1" table:formula="of:=SQRT([.G1])" office:value-type="float" office:value="2.0976176963403" calcext:value-type="float">
            <text:p>2,10</text:p>
          </table:table-cell>
          <table:table-cell table:style-name="ce1" table:formula="of:=SQRT([.H1])" office:value-type="float" office:value="1.16619037896906" calcext:value-type="float">
            <text:p>1,17</text:p>
          </table:table-cell>
          <table:table-cell table:style-name="ce1" table:formula="of:=SQRT([.I1])" office:value-type="float" office:value="1.2747548783982" calcext:value-type="float">
            <text:p>1,27</text:p>
          </table:table-cell>
          <table:table-cell table:style-name="ce1" table:formula="of:=SQRT([.J1])" office:value-type="float" office:value="0.375" calcext:value-type="float">
            <text:p>0,38</text:p>
          </table:table-cell>
          <table:table-cell table:style-name="ce1" table:formula="of:=SQRT([.K1])" office:value-type="float" office:value="0.0787245549721023" calcext:value-type="float">
            <text:p>0,08</text:p>
          </table:table-cell>
          <table:table-cell table:style-name="ce1" table:formula="of:=SQRT([.L1])" office:value-type="float" office:value="2.05705665310271" calcext:value-type="float">
            <text:p>2,06</text:p>
          </table:table-cell>
          <table:table-cell table:style-name="ce1" table:formula="of:=SQRT([.M1])" office:value-type="float" office:value="15.5048379546514" calcext:value-type="float">
            <text:p>15,50</text:p>
          </table:table-cell>
          <table:table-cell office:value-type="string" calcext:value-type="string">
            <text:p>Desvio Padrao</text:p>
          </table:table-cell>
        </table:table-row>
        <table:table-row table:style-name="ro1">
          <table:table-cell table:style-name="ce3" table:formula="of:=[.A2]/[Média.A1]" office:value-type="string" office:string-value="" calcext:value-type="error">
            <text:p>#DIV/0!</text:p>
          </table:table-cell>
          <table:table-cell table:style-name="ce3" table:formula="of:=[.B2]/[Média.B1]" office:value-type="percentage" office:value="0.408248290463863" calcext:value-type="percentage">
            <text:p>40,82%</text:p>
          </table:table-cell>
          <table:table-cell table:style-name="ce3" table:formula="of:=[.C2]/[Média.C1]" office:value-type="percentage" office:value="0.353553390593274" calcext:value-type="percentage">
            <text:p>35,36%</text:p>
          </table:table-cell>
          <table:table-cell table:style-name="ce3" table:formula="of:=[.D2]/[Média.D1]" office:value-type="percentage" office:value="0.353553390593274" calcext:value-type="percentage">
            <text:p>35,36%</text:p>
          </table:table-cell>
          <table:table-cell table:style-name="ce3" table:formula="of:=[.E2]/[Média.E1]" office:value-type="percentage" office:value="0.707106781186548" calcext:value-type="percentage">
            <text:p>70,71%</text:p>
          </table:table-cell>
          <table:table-cell table:style-name="ce3" table:formula="of:=[.F2]/[Média.F1]" office:value-type="percentage" office:value="-3.53553390593274" calcext:value-type="percentage">
            <text:p>-353,55%</text:p>
          </table:table-cell>
          <table:table-cell table:style-name="ce3" table:formula="of:=[.G2]/[Média.G1]" office:value-type="string" office:string-value="" calcext:value-type="error">
            <text:p>#DIV/0!</text:p>
          </table:table-cell>
          <table:table-cell table:style-name="ce3" table:formula="of:=[.H2]/[Média.H1]" office:value-type="percentage" office:value="0.97182531580755" calcext:value-type="percentage">
            <text:p>97,18%</text:p>
          </table:table-cell>
          <table:table-cell table:style-name="ce3" table:formula="of:=[.I2]/[Média.I1]" office:value-type="percentage" office:value="-2.54950975679639" calcext:value-type="percentage">
            <text:p>-254,95%</text:p>
          </table:table-cell>
          <table:table-cell table:style-name="ce3" table:formula="of:=[.J2]/[Média.J1]" office:value-type="percentage" office:value="3" calcext:value-type="percentage">
            <text:p>300,00%</text:p>
          </table:table-cell>
          <table:table-cell table:style-name="ce3" table:formula="of:=[.K2]/[Média.K1]" office:value-type="percentage" office:value="0.177174542322811" calcext:value-type="percentage">
            <text:p>17,72%</text:p>
          </table:table-cell>
          <table:table-cell table:style-name="ce3" table:formula="of:=[.L2]/[Média.L1]" office:value-type="percentage" office:value="1.02852841226206" calcext:value-type="percentage">
            <text:p>102,85%</text:p>
          </table:table-cell>
          <table:table-cell table:style-name="ce3" table:formula="of:=[.M2]/[Média.M1]" office:value-type="percentage" office:value="1.72275977273905" calcext:value-type="percentage">
            <text:p>172,28%</text:p>
          </table:table-cell>
          <table:table-cell office:value-type="string" calcext:value-type="string">
            <text:p>CV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-0.25" calcext:value-type="float">
            <text:p>-0,2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,5</text:p>
          </table:table-cell>
          <table:table-cell office:value-type="float" office:value="0.333" calcext:value-type="float">
            <text:p>0,333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,5</text:p>
          </table:table-cell>
          <table:table-cell table:number-columns-repeated="2"/>
          <table:table-cell office:value-type="float" office:value="0.166666" calcext:value-type="float">
            <text:p>0,16666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-0.5" calcext:value-type="float">
            <text:p>-0,5</text:p>
          </table:table-cell>
          <table:table-cell table:number-columns-repeated="5"/>
        </table:table-row>
      </table:table>
      <table:table table:name="Frequências" table:style-name="ta1">
        <table:table-column table:style-name="co1" table:number-columns-repeated="8" table:default-cell-style-name="Default"/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umulad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table:formula="of:=SUM([.F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table:formula="of:=SUM([.F2:.F3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F2:.F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2:.F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umulad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F8:.F9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F8:.F10])"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8:.F1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table:style-name="ce1" table:formula="of:=AVERAGE([.A1:.A10])" office:value-type="float" office:value="41.3" calcext:value-type="float">
            <text:p>41,30</text:p>
          </table:table-cell>
          <table:table-cell table:style-name="ce1" table:formula="of:=AVERAGE([.B1:.B10])" office:value-type="float" office:value="37.3" calcext:value-type="float">
            <text:p>37,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table:style-name="ce1" table:formula="of:=AVERAGE([.A1:.B10])" office:value-type="float" office:value="39.3" calcext:value-type="float">
            <text:p>39,3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umulada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umulad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table:style-name="ce1" table:formula="of:=AVERAGE([.A17:.A26])" office:value-type="float" office:value="175.4" calcext:value-type="float">
            <text:p>175,40</text:p>
          </table:table-cell>
          <table:table-cell table:style-name="ce1" table:formula="of:=AVERAGE([.B17:.B26])" office:value-type="float" office:value="166.7" calcext:value-type="float">
            <text:p>166,7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table:formula="of:=AVERAGE([.A17:.B26])" office:value-type="float" office:value="171.05" calcext:value-type="float">
            <text:p>171,05</text:p>
          </table:table-cell>
          <table:table-cell table:number-columns-repeated="7"/>
        </table:table-row>
      </table:table>
      <table:table table:name="MEC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formula="of:=[.A1]*[.B1]+[.A2]*[.B2]+[.A3]*[.B3]+[.A4]*[.B4]" office:value-type="float" office:value="1.8" calcext:value-type="float">
            <text:p>1,8</text:p>
          </table:table-cell>
        </table:table-row>
      </table:table>
      <table:named-expressions/>
      <table:database-ranges>
        <table:database-range table:name="__Anonymous_Sheet_DB__2" table:target-range-address="Frequências.B17:Frequências.B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 style:data-style-name="N2" text:time-value="17:26:44.119223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0T15:58:41.321289129</meta:creation-date>
    <dc:date>2014-09-10T17:51:07.446906313</dc:date>
    <meta:editing-duration>PT41M27S</meta:editing-duration>
    <meta:editing-cycles>6</meta:editing-cycles>
    <meta:generator>LibreOffice/4.2.6.3$Linux_X86_64 LibreOffice_project/420m0$Build-3</meta:generator>
    <meta:document-statistic meta:table-count="4" meta:cell-count="259" meta:object-count="0"/>
  </office:meta>
</office:document-meta>
</file>